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.538" calcext:value-type="float">
            <text:p>4.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.805" calcext:value-type="float">
            <text:p>4.8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.415" calcext:value-type="float">
            <text:p>5.41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.621" calcext:value-type="float">
            <text:p>5.62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839" calcext:value-type="float">
            <text:p>5.83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.906" calcext:value-type="float">
            <text:p>5.906</text:p>
          </table:table-cell>
          <table:table-cell office:value-type="float" office:value="1260" calcext:value-type="float">
            <text:p>1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0:11:40.324266914</meta:creation-date>
    <dc:date>2014-12-06T20:12:11.043198680</dc:date>
    <meta:editing-duration>P0D</meta:editing-duration>
    <meta:editing-cycles>1</meta:editing-cycles>
    <meta:document-statistic meta:table-count="1" meta:cell-count="30" meta:object-count="0"/>
    <meta:generator>LibreOffice/4.2.7.2$Linux_X86_64 LibreOffice_project/420m0$Build-2</meta:generator>
  </office:meta>
</office:document-meta>
</file>